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4 core" table:style-name="ta1">
        <table:shapes>
          <draw:frame draw:z-index="0" draw:style-name="gr1" draw:text-style-name="P1" svg:width="15.999cm" svg:height="8.999cm" svg:x="17.005cm" svg:y="3.855cm">
            <draw:object draw:notify-on-update-of-ranges="'4 core'.D15:'4 core'.D24 '4 core'.E14:'4 core'.E14 '4 core'.E15:'4 core'.E24 '4 core'.D15:'4 core'.D24 '4 core'.F14:'4 core'.F14 '4 core'.F15:'4 core'.F24 '4 core'.D15:'4 core'.D24 '4 core'.G14:'4 core'.G14 '4 core'.G15:'4 core'.G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4957467375246" calcext:value-type="float">
            <text:p>0.94957467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5483932063808" calcext:value-type="float">
            <text:p>0.99548393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653434353744" calcext:value-type="float">
            <text:p>0.996534343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4142032075687" calcext:value-type="float">
            <text:p>0.90414203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0351310354048" calcext:value-type="float">
            <text:p>0.99035131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2061206650874" calcext:value-type="float">
            <text:p>0.992061206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99402522551284" calcext:value-type="float">
            <text:p>0.9994025226</text:p>
          </table:table-cell>
          <table:table-cell office:value-type="float" office:value="0.999750015242973" calcext:value-type="float">
            <text:p>0.9997500152</text:p>
          </table:table-cell>
          <table:table-cell office:value-type="float" office:value="0.843123691233402" calcext:value-type="float">
            <text:p>0.84312369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2479602281867" calcext:value-type="float">
            <text:p>0.9724796023</text:p>
          </table:table-cell>
          <table:table-cell office:value-type="float" office:value="1" calcext:value-type="float">
            <text:p>1</text:p>
          </table:table-cell>
          <table:table-cell office:value-type="float" office:value="0.999922612598669" calcext:value-type="float">
            <text:p>0.9999226126</text:p>
          </table:table-cell>
          <table:table-cell office:value-type="float" office:value="1" calcext:value-type="float">
            <text:p>1</text:p>
          </table:table-cell>
          <table:table-cell office:value-type="float" office:value="0.978291977182494" calcext:value-type="float">
            <text:p>0.978291977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995521878480101" calcext:value-type="float">
            <text:p>0.9955218785</text:p>
          </table:table-cell>
          <table:table-cell office:value-type="float" office:value="0.999101906130518" calcext:value-type="float">
            <text:p>0.9991019061</text:p>
          </table:table-cell>
          <table:table-cell office:value-type="float" office:value="0.78788192759389" calcext:value-type="float">
            <text:p>0.7878819276</text:p>
          </table:table-cell>
          <table:table-cell office:value-type="float" office:value="1" calcext:value-type="float">
            <text:p>1</text:p>
          </table:table-cell>
          <table:table-cell office:value-type="float" office:value="0.999760952933158" calcext:value-type="float">
            <text:p>0.9997609529</text:p>
          </table:table-cell>
          <table:table-cell office:value-type="float" office:value="1" calcext:value-type="float">
            <text:p>1</text:p>
          </table:table-cell>
          <table:table-cell office:value-type="float" office:value="0.956368062177225" calcext:value-type="float">
            <text:p>0.9563680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99295065458" calcext:value-type="float">
            <text:p>0.9998992951</text:p>
          </table:table-cell>
          <table:table-cell office:value-type="float" office:value="0.963510903387602" calcext:value-type="float">
            <text:p>0.963510903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975417498141141" calcext:value-type="float">
            <text:p>0.9754174981</text:p>
          </table:table-cell>
          <table:table-cell office:value-type="float" office:value="0.997174940552089" calcext:value-type="float">
            <text:p>0.9971749406</text:p>
          </table:table-cell>
          <table:table-cell office:value-type="float" office:value="0.719435561967618" calcext:value-type="float">
            <text:p>0.719435562</text:p>
          </table:table-cell>
          <table:table-cell office:value-type="float" office:value="1" calcext:value-type="float">
            <text:p>1</text:p>
          </table:table-cell>
          <table:table-cell office:value-type="float" office:value="0.998994020808985" calcext:value-type="float">
            <text:p>0.9989940208</text:p>
          </table:table-cell>
          <table:table-cell office:value-type="float" office:value="0.999266523836797" calcext:value-type="float">
            <text:p>0.9992665238</text:p>
          </table:table-cell>
          <table:table-cell office:value-type="float" office:value="0.92416002167878" calcext:value-type="float">
            <text:p>0.9241600217</text:p>
          </table:table-cell>
          <table:table-cell office:value-type="float" office:value="1" calcext:value-type="float">
            <text:p>1</text:p>
          </table:table-cell>
          <table:table-cell office:value-type="float" office:value="0.999727325401655" calcext:value-type="float">
            <text:p>0.9997273254</text:p>
          </table:table-cell>
          <table:table-cell office:value-type="float" office:value="0.999341592010955" calcext:value-type="float">
            <text:p>0.999341592</text:p>
          </table:table-cell>
          <table:table-cell office:value-type="float" office:value="0.935103593718441" calcext:value-type="float">
            <text:p>0.935103593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28645687226803" calcext:value-type="float">
            <text:p>0.9286456872</text:p>
          </table:table-cell>
          <table:table-cell office:value-type="float" office:value="0.990732202970069" calcext:value-type="float">
            <text:p>0.990732203</text:p>
          </table:table-cell>
          <table:table-cell office:value-type="float" office:value="0.641584297673531" calcext:value-type="float">
            <text:p>0.6415842977</text:p>
          </table:table-cell>
          <table:table-cell office:value-type="float" office:value="1" calcext:value-type="float">
            <text:p>1</text:p>
          </table:table-cell>
          <table:table-cell office:value-type="float" office:value="0.99666451037414" calcext:value-type="float">
            <text:p>0.9966645104</text:p>
          </table:table-cell>
          <table:table-cell office:value-type="float" office:value="0.998809132391033" calcext:value-type="float">
            <text:p>0.9988091324</text:p>
          </table:table-cell>
          <table:table-cell office:value-type="float" office:value="0.874964121183525" calcext:value-type="float">
            <text:p>0.8749641212</text:p>
          </table:table-cell>
          <table:table-cell office:value-type="float" office:value="1" calcext:value-type="float">
            <text:p>1</text:p>
          </table:table-cell>
          <table:table-cell office:value-type="float" office:value="0.996247261646804" calcext:value-type="float">
            <text:p>0.9962472616</text:p>
          </table:table-cell>
          <table:table-cell office:value-type="float" office:value="0.998727582663376" calcext:value-type="float">
            <text:p>0.9987275827</text:p>
          </table:table-cell>
          <table:table-cell office:value-type="float" office:value="0.891316471461886" calcext:value-type="float">
            <text:p>0.891316471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86977528979461" calcext:value-type="float">
            <text:p>0.886977529</text:p>
          </table:table-cell>
          <table:table-cell office:value-type="float" office:value="0.973724071938909" calcext:value-type="float">
            <text:p>0.9737240719</text:p>
          </table:table-cell>
          <table:table-cell office:value-type="float" office:value="0.594863918356629" calcext:value-type="float">
            <text:p>0.5948639184</text:p>
          </table:table-cell>
          <table:table-cell office:value-type="float" office:value="1" calcext:value-type="float">
            <text:p>1</text:p>
          </table:table-cell>
          <table:table-cell office:value-type="float" office:value="0.992232330148351" calcext:value-type="float">
            <text:p>0.9922323301</text:p>
          </table:table-cell>
          <table:table-cell office:value-type="float" office:value="0.997749022056305" calcext:value-type="float">
            <text:p>0.9977490221</text:p>
          </table:table-cell>
          <table:table-cell office:value-type="float" office:value="0.844753050972263" calcext:value-type="float">
            <text:p>0.844753051</text:p>
          </table:table-cell>
          <table:table-cell office:value-type="float" office:value="1" calcext:value-type="float">
            <text:p>1</text:p>
          </table:table-cell>
          <table:table-cell office:value-type="float" office:value="0.993200203483902" calcext:value-type="float">
            <text:p>0.9932002035</text:p>
          </table:table-cell>
          <table:table-cell office:value-type="float" office:value="0.997588667341295" calcext:value-type="float">
            <text:p>0.9975886673</text:p>
          </table:table-cell>
          <table:table-cell office:value-type="float" office:value="0.86187630810019" calcext:value-type="float">
            <text:p>0.861876308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854219467469865" calcext:value-type="float">
            <text:p>0.8542194675</text:p>
          </table:table-cell>
          <table:table-cell office:value-type="float" office:value="0.945344577282202" calcext:value-type="float">
            <text:p>0.9453445773</text:p>
          </table:table-cell>
          <table:table-cell office:value-type="float" office:value="0.559217742814265" calcext:value-type="float">
            <text:p>0.5592177428</text:p>
          </table:table-cell>
          <table:table-cell office:value-type="float" office:value="1" calcext:value-type="float">
            <text:p>1</text:p>
          </table:table-cell>
          <table:table-cell office:value-type="float" office:value="0.991474012977354" calcext:value-type="float">
            <text:p>0.991474013</text:p>
          </table:table-cell>
          <table:table-cell office:value-type="float" office:value="0.997068665123132" calcext:value-type="float">
            <text:p>0.9970686651</text:p>
          </table:table-cell>
          <table:table-cell office:value-type="float" office:value="0.831281936891505" calcext:value-type="float">
            <text:p>0.8312819369</text:p>
          </table:table-cell>
          <table:table-cell office:value-type="float" office:value="1" calcext:value-type="float">
            <text:p>1</text:p>
          </table:table-cell>
          <table:table-cell office:value-type="float" office:value="0.988992772895234" calcext:value-type="float">
            <text:p>0.9889927729</text:p>
          </table:table-cell>
          <table:table-cell office:value-type="float" office:value="0.996150398241361" calcext:value-type="float">
            <text:p>0.9961503982</text:p>
          </table:table-cell>
          <table:table-cell office:value-type="float" office:value="0.847974983450565" calcext:value-type="float">
            <text:p>0.847974983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804629540458901" calcext:value-type="float">
            <text:p>0.8046295405</text:p>
          </table:table-cell>
          <table:table-cell office:value-type="float" office:value="0.911831344522845" calcext:value-type="float">
            <text:p>0.9118313445</text:p>
          </table:table-cell>
          <table:table-cell office:value-type="float" office:value="0.524379150663188" calcext:value-type="float">
            <text:p>0.5243791507</text:p>
          </table:table-cell>
          <table:table-cell office:value-type="float" office:value="1" calcext:value-type="float">
            <text:p>1</text:p>
          </table:table-cell>
          <table:table-cell office:value-type="float" office:value="0.985738683228697" calcext:value-type="float">
            <text:p>0.9857386832</text:p>
          </table:table-cell>
          <table:table-cell office:value-type="float" office:value="0.994995392257055" calcext:value-type="float">
            <text:p>0.9949953923</text:p>
          </table:table-cell>
          <table:table-cell office:value-type="float" office:value="0.816893542404332" calcext:value-type="float">
            <text:p>0.8168935424</text:p>
          </table:table-cell>
          <table:table-cell office:value-type="float" office:value="1" calcext:value-type="float">
            <text:p>1</text:p>
          </table:table-cell>
          <table:table-cell office:value-type="float" office:value="0.981308362078265" calcext:value-type="float">
            <text:p>0.9813083621</text:p>
          </table:table-cell>
          <table:table-cell office:value-type="float" office:value="0.994134559808405" calcext:value-type="float">
            <text:p>0.9941345598</text:p>
          </table:table-cell>
          <table:table-cell office:value-type="float" office:value="0.828430884716013" calcext:value-type="float">
            <text:p>0.828430884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46273705275662" calcext:value-type="float">
            <text:p>0.7462737053</text:p>
          </table:table-cell>
          <table:table-cell office:value-type="float" office:value="0.844662116191639" calcext:value-type="float">
            <text:p>0.8446621162</text:p>
          </table:table-cell>
          <table:table-cell office:value-type="float" office:value="0.480042294391093" calcext:value-type="float">
            <text:p>0.4800422944</text:p>
          </table:table-cell>
          <table:table-cell office:value-type="float" office:value="1" calcext:value-type="float">
            <text:p>1</text:p>
          </table:table-cell>
          <table:table-cell office:value-type="float" office:value="0.973985603189926" calcext:value-type="float">
            <text:p>0.9739856032</text:p>
          </table:table-cell>
          <table:table-cell office:value-type="float" office:value="0.99330495588376" calcext:value-type="float">
            <text:p>0.9933049559</text:p>
          </table:table-cell>
          <table:table-cell office:value-type="float" office:value="0.786203469683466" calcext:value-type="float">
            <text:p>0.7862034697</text:p>
          </table:table-cell>
          <table:table-cell office:value-type="float" office:value="1" calcext:value-type="float">
            <text:p>1</text:p>
          </table:table-cell>
          <table:table-cell office:value-type="float" office:value="0.963964811790285" calcext:value-type="float">
            <text:p>0.9639648118</text:p>
          </table:table-cell>
          <table:table-cell office:value-type="float" office:value="0.991404664390366" calcext:value-type="float">
            <text:p>0.9914046644</text:p>
          </table:table-cell>
          <table:table-cell office:value-type="float" office:value="0.798778344675476" calcext:value-type="float">
            <text:p>0.798778344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S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MI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94957467375246" calcext:value-type="float">
            <text:p>0.9495746738</text:p>
          </table:table-cell>
          <table:table-cell office:value-type="float" office:value="0.995483932063808" calcext:value-type="float">
            <text:p>0.9954839321</text:p>
          </table:table-cell>
          <table:table-cell office:value-type="float" office:value="0.99653434353744" calcext:value-type="float">
            <text:p>0.99653434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office:value-type="float" office:value="0.904142032075687" calcext:value-type="float">
            <text:p>0.9041420321</text:p>
          </table:table-cell>
          <table:table-cell office:value-type="float" office:value="0.990351310354048" calcext:value-type="float">
            <text:p>0.9903513104</text:p>
          </table:table-cell>
          <table:table-cell office:value-type="float" office:value="0.992061206650874" calcext:value-type="float">
            <text:p>0.99206120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843123691233402" calcext:value-type="float">
            <text:p>0.8431236912</text:p>
          </table:table-cell>
          <table:table-cell office:value-type="float" office:value="0.972479602281867" calcext:value-type="float">
            <text:p>0.9724796023</text:p>
          </table:table-cell>
          <table:table-cell office:value-type="float" office:value="0.978291977182494" calcext:value-type="float">
            <text:p>0.97829197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office:value-type="float" office:value="0.78788192759389" calcext:value-type="float">
            <text:p>0.7878819276</text:p>
          </table:table-cell>
          <table:table-cell office:value-type="float" office:value="0.956368062177225" calcext:value-type="float">
            <text:p>0.9563680622</text:p>
          </table:table-cell>
          <table:table-cell office:value-type="float" office:value="0.963510903387602" calcext:value-type="float">
            <text:p>0.96351090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719435561967618" calcext:value-type="float">
            <text:p>0.719435562</text:p>
          </table:table-cell>
          <table:table-cell office:value-type="float" office:value="0.92416002167878" calcext:value-type="float">
            <text:p>0.9241600217</text:p>
          </table:table-cell>
          <table:table-cell office:value-type="float" office:value="0.935103593718441" calcext:value-type="float">
            <text:p>0.93510359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641584297673531" calcext:value-type="float">
            <text:p>0.6415842977</text:p>
          </table:table-cell>
          <table:table-cell office:value-type="float" office:value="0.874964121183525" calcext:value-type="float">
            <text:p>0.8749641212</text:p>
          </table:table-cell>
          <table:table-cell office:value-type="float" office:value="0.891316471461886" calcext:value-type="float">
            <text:p>0.89131647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594863918356629" calcext:value-type="float">
            <text:p>0.5948639184</text:p>
          </table:table-cell>
          <table:table-cell office:value-type="float" office:value="0.844753050972263" calcext:value-type="float">
            <text:p>0.844753051</text:p>
          </table:table-cell>
          <table:table-cell office:value-type="float" office:value="0.86187630810019" calcext:value-type="float">
            <text:p>0.86187630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office:value-type="float" office:value="0.559217742814265" calcext:value-type="float">
            <text:p>0.5592177428</text:p>
          </table:table-cell>
          <table:table-cell office:value-type="float" office:value="0.831281936891505" calcext:value-type="float">
            <text:p>0.8312819369</text:p>
          </table:table-cell>
          <table:table-cell office:value-type="float" office:value="0.847974983450565" calcext:value-type="float">
            <text:p>0.84797498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524379150663188" calcext:value-type="float">
            <text:p>0.5243791507</text:p>
          </table:table-cell>
          <table:table-cell office:value-type="float" office:value="0.816893542404332" calcext:value-type="float">
            <text:p>0.8168935424</text:p>
          </table:table-cell>
          <table:table-cell office:value-type="float" office:value="0.828430884716013" calcext:value-type="float">
            <text:p>0.82843088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480042294391093" calcext:value-type="float">
            <text:p>0.4800422944</text:p>
          </table:table-cell>
          <table:table-cell office:value-type="float" office:value="0.786203469683466" calcext:value-type="float">
            <text:p>0.7862034697</text:p>
          </table:table-cell>
          <table:table-cell office:value-type="float" office:value="0.798778344675476" calcext:value-type="float">
            <text:p>0.798778344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[.F15]-[.E15]" office:value-type="float" office:value="0.0459092583113481" calcext:value-type="float">
            <text:p>0.0459092583</text:p>
          </table:table-cell>
          <table:table-cell table:formula="of:=[.G15]-[.E15]" office:value-type="float" office:value="0.04695966978498" calcext:value-type="float">
            <text:p>0.046959669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16]-[.E16]" office:value-type="float" office:value="0.086209278278361" calcext:value-type="float">
            <text:p>0.0862092783</text:p>
          </table:table-cell>
          <table:table-cell table:formula="of:=[.G16]-[.E16]" office:value-type="float" office:value="0.087919174575187" calcext:value-type="float">
            <text:p>0.0879191746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17]-[.E17]" office:value-type="float" office:value="0.129355911048465" calcext:value-type="float">
            <text:p>0.129355911</text:p>
          </table:table-cell>
          <table:table-cell table:formula="of:=[.G17]-[.E17]" office:value-type="float" office:value="0.135168285949092" calcext:value-type="float">
            <text:p>0.1351682859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18]-[.E18]" office:value-type="float" office:value="0.168486134583335" calcext:value-type="float">
            <text:p>0.1684861346</text:p>
          </table:table-cell>
          <table:table-cell table:formula="of:=[.G18]-[.E18]" office:value-type="float" office:value="0.175628975793712" calcext:value-type="float">
            <text:p>0.175628975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19]-[.E19]" office:value-type="float" office:value="0.204724459711162" calcext:value-type="float">
            <text:p>0.2047244597</text:p>
          </table:table-cell>
          <table:table-cell table:formula="of:=[.G19]-[.E19]" office:value-type="float" office:value="0.215668031750823" calcext:value-type="float">
            <text:p>0.21566803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20]-[.E20]" office:value-type="float" office:value="0.233379823509994" calcext:value-type="float">
            <text:p>0.2333798235</text:p>
          </table:table-cell>
          <table:table-cell table:formula="of:=[.G20]-[.E20]" office:value-type="float" office:value="0.249732173788355" calcext:value-type="float">
            <text:p>0.249732173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21]-[.E21]" office:value-type="float" office:value="0.249889132615634" calcext:value-type="float">
            <text:p>0.2498891326</text:p>
          </table:table-cell>
          <table:table-cell table:formula="of:=[.G21]-[.E21]" office:value-type="float" office:value="0.267012389743561" calcext:value-type="float">
            <text:p>0.2670123897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22]-[.E22]" office:value-type="float" office:value="0.27206419407724" calcext:value-type="float">
            <text:p>0.2720641941</text:p>
          </table:table-cell>
          <table:table-cell table:formula="of:=[.G22]-[.E22]" office:value-type="float" office:value="0.2887572406363" calcext:value-type="float">
            <text:p>0.2887572406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23]-[.E23]" office:value-type="float" office:value="0.292514391741144" calcext:value-type="float">
            <text:p>0.2925143917</text:p>
          </table:table-cell>
          <table:table-cell table:formula="of:=[.G23]-[.E23]" office:value-type="float" office:value="0.304051734052825" calcext:value-type="float">
            <text:p>0.3040517341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24]-[.E24]" office:value-type="float" office:value="0.306161175292373" calcext:value-type="float">
            <text:p>0.3061611753</text:p>
          </table:table-cell>
          <table:table-cell table:formula="of:=[.G24]-[.E24]" office:value-type="float" office:value="0.318736050284383" calcext:value-type="float">
            <text:p>0.3187360503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AVERAGE([.F26:.F35])" office:value-type="float" office:value="0.198869375916906" calcext:value-type="float">
            <text:p>0.1988693759</text:p>
          </table:table-cell>
          <table:table-cell table:formula="of:=AVERAGE([.G26:.G35])" office:value-type="float" office:value="0.208963372635922" calcext:value-type="float">
            <text:p>0.2089633726</text:p>
          </table:table-cell>
          <table:table-cell table:number-columns-repeated="6"/>
        </table:table-row>
      </table:table>
      <table:table table:name="8 core" table:style-name="ta1">
        <table:shapes>
          <draw:frame draw:z-index="0" draw:style-name="gr1" draw:text-style-name="P1" svg:width="15.999cm" svg:height="8.999cm" svg:x="19.089cm" svg:y="5.734cm">
            <draw:object draw:notify-on-update-of-ranges="'8 core'.C14:'8 core'.C21 '8 core'.D13:'8 core'.D13 '8 core'.D14:'8 core'.D21 '8 core'.C14:'8 core'.C21 '8 core'.E13:'8 core'.E13 '8 core'.E14:'8 core'.E21 '8 core'.C14:'8 core'.C21 '8 core'.F13:'8 core'.F13 '8 core'.F14:'8 core'.F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6347549886625" calcext:value-type="float">
            <text:p>0.96634754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3582021779451" calcext:value-type="float">
            <text:p>0.99358202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87655418838" calcext:value-type="float">
            <text:p>0.998765541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999609635371442" calcext:value-type="float">
            <text:p>0.9996096354</text:p>
          </table:table-cell>
          <table:table-cell office:value-type="float" office:value="1" calcext:value-type="float">
            <text:p>1</text:p>
          </table:table-cell>
          <table:table-cell office:value-type="float" office:value="0.888274555353251" calcext:value-type="float">
            <text:p>0.88827455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6625777976956" calcext:value-type="float">
            <text:p>0.9766257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1762343104292" calcext:value-type="float">
            <text:p>0.991762343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9791194060363" calcext:value-type="float">
            <text:p>0.9979119406</text:p>
          </table:table-cell>
          <table:table-cell office:value-type="float" office:value="0.999942489072924" calcext:value-type="float">
            <text:p>0.9999424891</text:p>
          </table:table-cell>
          <table:table-cell office:value-type="float" office:value="0.793896227176952" calcext:value-type="float">
            <text:p>0.7938962272</text:p>
          </table:table-cell>
          <table:table-cell office:value-type="float" office:value="1" calcext:value-type="float">
            <text:p>1</text:p>
          </table:table-cell>
          <table:table-cell office:value-type="float" office:value="0.999797068585888" calcext:value-type="float">
            <text:p>0.9997970686</text:p>
          </table:table-cell>
          <table:table-cell office:value-type="float" office:value="1" calcext:value-type="float">
            <text:p>1</text:p>
          </table:table-cell>
          <table:table-cell office:value-type="float" office:value="0.949304427909127" calcext:value-type="float">
            <text:p>0.9493044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0612135667176" calcext:value-type="float">
            <text:p>0.970612135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988745821987038" calcext:value-type="float">
            <text:p>0.988745822</text:p>
          </table:table-cell>
          <table:table-cell office:value-type="float" office:value="0.999351982920887" calcext:value-type="float">
            <text:p>0.9993519829</text:p>
          </table:table-cell>
          <table:table-cell office:value-type="float" office:value="0.698861445527259" calcext:value-type="float">
            <text:p>0.6988614455</text:p>
          </table:table-cell>
          <table:table-cell office:value-type="float" office:value="1" calcext:value-type="float">
            <text:p>1</text:p>
          </table:table-cell>
          <table:table-cell office:value-type="float" office:value="0.999011822424763" calcext:value-type="float">
            <text:p>0.9990118224</text:p>
          </table:table-cell>
          <table:table-cell office:value-type="float" office:value="0.999839383231609" calcext:value-type="float">
            <text:p>0.9998393832</text:p>
          </table:table-cell>
          <table:table-cell office:value-type="float" office:value="0.898192136350526" calcext:value-type="float">
            <text:p>0.8981921364</text:p>
          </table:table-cell>
          <table:table-cell office:value-type="float" office:value="1" calcext:value-type="float">
            <text:p>1</text:p>
          </table:table-cell>
          <table:table-cell office:value-type="float" office:value="0.999677987310496" calcext:value-type="float">
            <text:p>0.9996779873</text:p>
          </table:table-cell>
          <table:table-cell office:value-type="float" office:value="0.999892922154406" calcext:value-type="float">
            <text:p>0.9998929222</text:p>
          </table:table-cell>
          <table:table-cell office:value-type="float" office:value="0.935337278000222" calcext:value-type="float">
            <text:p>0.93533727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972465143256028" calcext:value-type="float">
            <text:p>0.9724651433</text:p>
          </table:table-cell>
          <table:table-cell office:value-type="float" office:value="0.998166088354725" calcext:value-type="float">
            <text:p>0.9981660884</text:p>
          </table:table-cell>
          <table:table-cell office:value-type="float" office:value="0.643822949397212" calcext:value-type="float">
            <text:p>0.6438229494</text:p>
          </table:table-cell>
          <table:table-cell office:value-type="float" office:value="1" calcext:value-type="float">
            <text:p>1</text:p>
          </table:table-cell>
          <table:table-cell office:value-type="float" office:value="0.996148158733106" calcext:value-type="float">
            <text:p>0.9961481587</text:p>
          </table:table-cell>
          <table:table-cell office:value-type="float" office:value="1" calcext:value-type="float">
            <text:p>1</text:p>
          </table:table-cell>
          <table:table-cell office:value-type="float" office:value="0.86855384515205" calcext:value-type="float">
            <text:p>0.8685538452</text:p>
          </table:table-cell>
          <table:table-cell office:value-type="float" office:value="1" calcext:value-type="float">
            <text:p>1</text:p>
          </table:table-cell>
          <table:table-cell office:value-type="float" office:value="0.999649859943978" calcext:value-type="float">
            <text:p>0.9996498599</text:p>
          </table:table-cell>
          <table:table-cell office:value-type="float" office:value="1" calcext:value-type="float">
            <text:p>1</text:p>
          </table:table-cell>
          <table:table-cell office:value-type="float" office:value="0.913498371623787" calcext:value-type="float">
            <text:p>0.913498371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48642506962928" calcext:value-type="float">
            <text:p>0.948642507</text:p>
          </table:table-cell>
          <table:table-cell office:value-type="float" office:value="0.992493986990279" calcext:value-type="float">
            <text:p>0.992493987</text:p>
          </table:table-cell>
          <table:table-cell office:value-type="float" office:value="0.581924318643092" calcext:value-type="float">
            <text:p>0.5819243186</text:p>
          </table:table-cell>
          <table:table-cell office:value-type="float" office:value="1" calcext:value-type="float">
            <text:p>1</text:p>
          </table:table-cell>
          <table:table-cell office:value-type="float" office:value="0.994794292774131" calcext:value-type="float">
            <text:p>0.9947942928</text:p>
          </table:table-cell>
          <table:table-cell office:value-type="float" office:value="1" calcext:value-type="float">
            <text:p>1</text:p>
          </table:table-cell>
          <table:table-cell office:value-type="float" office:value="0.851439838707638" calcext:value-type="float">
            <text:p>0.8514398387</text:p>
          </table:table-cell>
          <table:table-cell office:value-type="float" office:value="1" calcext:value-type="float">
            <text:p>1</text:p>
          </table:table-cell>
          <table:table-cell office:value-type="float" office:value="0.997078486730661" calcext:value-type="float">
            <text:p>0.9970784867</text:p>
          </table:table-cell>
          <table:table-cell office:value-type="float" office:value="0.999428571428571" calcext:value-type="float">
            <text:p>0.9994285714</text:p>
          </table:table-cell>
          <table:table-cell office:value-type="float" office:value="0.887446787756595" calcext:value-type="float">
            <text:p>0.887446787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13763575605681" calcext:value-type="float">
            <text:p>0.9137635756</text:p>
          </table:table-cell>
          <table:table-cell office:value-type="float" office:value="0.977645502645503" calcext:value-type="float">
            <text:p>0.9776455026</text:p>
          </table:table-cell>
          <table:table-cell office:value-type="float" office:value="0.580764411027569" calcext:value-type="float">
            <text:p>0.580764411</text:p>
          </table:table-cell>
          <table:table-cell office:value-type="float" office:value="1" calcext:value-type="float">
            <text:p>1</text:p>
          </table:table-cell>
          <table:table-cell office:value-type="float" office:value="0.974693678641047" calcext:value-type="float">
            <text:p>0.9746936786</text:p>
          </table:table-cell>
          <table:table-cell office:value-type="float" office:value="0.984788359788359" calcext:value-type="float">
            <text:p>0.9847883598</text:p>
          </table:table-cell>
          <table:table-cell office:value-type="float" office:value="0.79088693957115" calcext:value-type="float">
            <text:p>0.7908869396</text:p>
          </table:table-cell>
          <table:table-cell office:value-type="float" office:value="1" calcext:value-type="float">
            <text:p>1</text:p>
          </table:table-cell>
          <table:table-cell office:value-type="float" office:value="0.98276246170983" calcext:value-type="float">
            <text:p>0.9827624617</text:p>
          </table:table-cell>
          <table:table-cell office:value-type="float" office:value="0.989417989417989" calcext:value-type="float">
            <text:p>0.9894179894</text:p>
          </table:table-cell>
          <table:table-cell office:value-type="float" office:value="0.860018100807574" calcext:value-type="float">
            <text:p>0.860018100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865853361455478" calcext:value-type="float">
            <text:p>0.8658533615</text:p>
          </table:table-cell>
          <table:table-cell office:value-type="float" office:value="0.97848731884058" calcext:value-type="float">
            <text:p>0.9784873188</text:p>
          </table:table-cell>
          <table:table-cell office:value-type="float" office:value="0.466474886669395" calcext:value-type="float">
            <text:p>0.4664748867</text:p>
          </table:table-cell>
          <table:table-cell office:value-type="float" office:value="1" calcext:value-type="float">
            <text:p>1</text:p>
          </table:table-cell>
          <table:table-cell office:value-type="float" office:value="0.98340450310559" calcext:value-type="float">
            <text:p>0.9834045031</text:p>
          </table:table-cell>
          <table:table-cell office:value-type="float" office:value="1" calcext:value-type="float">
            <text:p>1</text:p>
          </table:table-cell>
          <table:table-cell office:value-type="float" office:value="0.752850803372829" calcext:value-type="float">
            <text:p>0.7528508034</text:p>
          </table:table-cell>
          <table:table-cell office:value-type="float" office:value="1" calcext:value-type="float">
            <text:p>1</text:p>
          </table:table-cell>
          <table:table-cell office:value-type="float" office:value="0.98606741037376" calcext:value-type="float">
            <text:p>0.9860674104</text:p>
          </table:table-cell>
          <table:table-cell office:value-type="float" office:value="1" calcext:value-type="float">
            <text:p>1</text:p>
          </table:table-cell>
          <table:table-cell office:value-type="float" office:value="0.811885744880596" calcext:value-type="float">
            <text:p>0.8118857449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ls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f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966347549886625" calcext:value-type="float">
            <text:p>0.9663475499</text:p>
          </table:table-cell>
          <table:table-cell office:value-type="float" office:value="0.993582021779451" calcext:value-type="float">
            <text:p>0.9935820218</text:p>
          </table:table-cell>
          <table:table-cell office:value-type="float" office:value="0.9987655418838" calcext:value-type="float">
            <text:p>0.99876554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0.888274555353251" calcext:value-type="float">
            <text:p>0.8882745554</text:p>
          </table:table-cell>
          <table:table-cell office:value-type="float" office:value="0.976625777976956" calcext:value-type="float">
            <text:p>0.976625778</text:p>
          </table:table-cell>
          <table:table-cell office:value-type="float" office:value="0.991762343104292" calcext:value-type="float">
            <text:p>0.99176234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793896227176952" calcext:value-type="float">
            <text:p>0.7938962272</text:p>
          </table:table-cell>
          <table:table-cell office:value-type="float" office:value="0.949304427909127" calcext:value-type="float">
            <text:p>0.9493044279</text:p>
          </table:table-cell>
          <table:table-cell office:value-type="float" office:value="0.970612135667176" calcext:value-type="float">
            <text:p>0.97061213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698861445527259" calcext:value-type="float">
            <text:p>0.6988614455</text:p>
          </table:table-cell>
          <table:table-cell office:value-type="float" office:value="0.898192136350526" calcext:value-type="float">
            <text:p>0.8981921364</text:p>
          </table:table-cell>
          <table:table-cell office:value-type="float" office:value="0.935337278000222" calcext:value-type="float">
            <text:p>0.9353372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43822949397212" calcext:value-type="float">
            <text:p>0.6438229494</text:p>
          </table:table-cell>
          <table:table-cell office:value-type="float" office:value="0.86855384515205" calcext:value-type="float">
            <text:p>0.8685538452</text:p>
          </table:table-cell>
          <table:table-cell office:value-type="float" office:value="0.913498371623787" calcext:value-type="float">
            <text:p>0.91349837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581924318643092" calcext:value-type="float">
            <text:p>0.5819243186</text:p>
          </table:table-cell>
          <table:table-cell office:value-type="float" office:value="0.851439838707638" calcext:value-type="float">
            <text:p>0.8514398387</text:p>
          </table:table-cell>
          <table:table-cell office:value-type="float" office:value="0.887446787756595" calcext:value-type="float">
            <text:p>0.88744678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580764411027569" calcext:value-type="float">
            <text:p>0.580764411</text:p>
          </table:table-cell>
          <table:table-cell office:value-type="float" office:value="0.79088693957115" calcext:value-type="float">
            <text:p>0.7908869396</text:p>
          </table:table-cell>
          <table:table-cell office:value-type="float" office:value="0.860018100807574" calcext:value-type="float">
            <text:p>0.8600181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466474886669395" calcext:value-type="float">
            <text:p>0.4664748867</text:p>
          </table:table-cell>
          <table:table-cell office:value-type="float" office:value="0.752850803372829" calcext:value-type="float">
            <text:p>0.7528508034</text:p>
          </table:table-cell>
          <table:table-cell office:value-type="float" office:value="0.811885744880596" calcext:value-type="float">
            <text:p>0.8118857449</text:p>
          </table:table-cell>
          <table:table-cell table:number-columns-repeated="7"/>
        </table:table-row>
      </table:table>
      <table:table table:name="sched" table:style-name="ta1">
        <table:table-column table:style-name="co1" table:number-columns-repeated="4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83" calcext:value-type="float">
            <text:p>0.983</text:p>
          </table:table-cell>
          <table:table-cell table:number-columns-repeated="2" office:value-type="float" office:value="0.921" calcext:value-type="float">
            <text:p>0.92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6" calcext:value-type="float">
            <text:p>0.656</text:p>
          </table:table-cell>
          <table:table-cell table:number-columns-repeated="2"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08" calcext:value-type="float">
            <text:p>0.008</text:p>
          </table:table-cell>
        </table:table-row>
      </table:table>
      <table:table table:name="hitask" table:style-name="ta1">
        <table:shapes>
          <draw:frame draw:z-index="0" draw:style-name="gr1" draw:text-style-name="P1" svg:width="15.999cm" svg:height="8.999cm" svg:x="15.731cm" svg:y="4.892cm">
            <draw:object draw:notify-on-update-of-ranges="hitask.D10:hitask.D13 hitask.E9:hitask.E9 hitask.E10:hitask.E13 hitask.D10:hitask.D13 hitask.F9:hitask.F9 hitask.F10:hitask.F13 hitask.D10:hitask.D13 hitask.G9:hitask.G9 hitask.G10:hitask.G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99269516552698" calcext:value-type="float">
            <text:p>0.9992695166</text:p>
          </table:table-cell>
          <table:table-cell office:value-type="float" office:value="0.999779930136596" calcext:value-type="float">
            <text:p>0.9997799301</text:p>
          </table:table-cell>
          <table:table-cell office:value-type="float" office:value="0.954593018403644" calcext:value-type="float">
            <text:p>0.9545930184</text:p>
          </table:table-cell>
          <table:table-cell office:value-type="float" office:value="1" calcext:value-type="float">
            <text:p>1</text:p>
          </table:table-cell>
          <table:table-cell office:value-type="float" office:value="0.999944277276273" calcext:value-type="float">
            <text:p>0.9999442773</text:p>
          </table:table-cell>
          <table:table-cell office:value-type="float" office:value="1" calcext:value-type="float">
            <text:p>1</text:p>
          </table:table-cell>
          <table:table-cell office:value-type="float" office:value="0.996069477404858" calcext:value-type="float">
            <text:p>0.9960694774</text:p>
          </table:table-cell>
          <table:table-cell office:value-type="float" office:value="1" calcext:value-type="float">
            <text:p>1</text:p>
          </table:table-cell>
          <table:table-cell office:value-type="float" office:value="0.999944277276273" calcext:value-type="float">
            <text:p>0.9999442773</text:p>
          </table:table-cell>
          <table:table-cell office:value-type="float" office:value="1" calcext:value-type="float">
            <text:p>1</text:p>
          </table:table-cell>
          <table:table-cell office:value-type="float" office:value="0.995904178623555" calcext:value-type="float">
            <text:p>0.995904178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95062510288276" calcext:value-type="float">
            <text:p>0.9950625103</text:p>
          </table:table-cell>
          <table:table-cell office:value-type="float" office:value="0.999758062833234" calcext:value-type="float">
            <text:p>0.9997580628</text:p>
          </table:table-cell>
          <table:table-cell office:value-type="float" office:value="0.833437557605453" calcext:value-type="float">
            <text:p>0.8334375576</text:p>
          </table:table-cell>
          <table:table-cell office:value-type="float" office:value="1" calcext:value-type="float">
            <text:p>1</text:p>
          </table:table-cell>
          <table:table-cell office:value-type="float" office:value="0.999922863313792" calcext:value-type="float">
            <text:p>0.9999228633</text:p>
          </table:table-cell>
          <table:table-cell office:value-type="float" office:value="0.999940004799616" calcext:value-type="float">
            <text:p>0.9999400048</text:p>
          </table:table-cell>
          <table:table-cell office:value-type="float" office:value="0.966506003133059" calcext:value-type="float">
            <text:p>0.9665060031</text:p>
          </table:table-cell>
          <table:table-cell office:value-type="float" office:value="1" calcext:value-type="float">
            <text:p>1</text:p>
          </table:table-cell>
          <table:table-cell office:value-type="float" office:value="0.999831556953704" calcext:value-type="float">
            <text:p>0.999831557</text:p>
          </table:table-cell>
          <table:table-cell office:value-type="float" office:value="0.999940004799616" calcext:value-type="float">
            <text:p>0.9999400048</text:p>
          </table:table-cell>
          <table:table-cell office:value-type="float" office:value="0.970289979509767" calcext:value-type="float">
            <text:p>0.97028997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988552655273376" calcext:value-type="float">
            <text:p>0.9885526553</text:p>
          </table:table-cell>
          <table:table-cell office:value-type="float" office:value="0.999149528251242" calcext:value-type="float">
            <text:p>0.9991495283</text:p>
          </table:table-cell>
          <table:table-cell office:value-type="float" office:value="0.714160542017472" calcext:value-type="float">
            <text:p>0.714160542</text:p>
          </table:table-cell>
          <table:table-cell office:value-type="float" office:value="1" calcext:value-type="float">
            <text:p>1</text:p>
          </table:table-cell>
          <table:table-cell office:value-type="float" office:value="0.99966711430437" calcext:value-type="float">
            <text:p>0.9996671143</text:p>
          </table:table-cell>
          <table:table-cell office:value-type="float" office:value="1" calcext:value-type="float">
            <text:p>1</text:p>
          </table:table-cell>
          <table:table-cell office:value-type="float" office:value="0.911943279570328" calcext:value-type="float">
            <text:p>0.9119432796</text:p>
          </table:table-cell>
          <table:table-cell office:value-type="float" office:value="1" calcext:value-type="float">
            <text:p>1</text:p>
          </table:table-cell>
          <table:table-cell office:value-type="float" office:value="0.999720341910495" calcext:value-type="float">
            <text:p>0.9997203419</text:p>
          </table:table-cell>
          <table:table-cell office:value-type="float" office:value="1" calcext:value-type="float">
            <text:p>1</text:p>
          </table:table-cell>
          <table:table-cell office:value-type="float" office:value="0.926949318801253" calcext:value-type="float">
            <text:p>0.92694931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71032490094265" calcext:value-type="float">
            <text:p>0.9710324901</text:p>
          </table:table-cell>
          <table:table-cell office:value-type="float" office:value="0.99761639176241" calcext:value-type="float">
            <text:p>0.9976163918</text:p>
          </table:table-cell>
          <table:table-cell office:value-type="float" office:value="0.588800987271914" calcext:value-type="float">
            <text:p>0.5888009873</text:p>
          </table:table-cell>
          <table:table-cell office:value-type="float" office:value="1" calcext:value-type="float">
            <text:p>1</text:p>
          </table:table-cell>
          <table:table-cell office:value-type="float" office:value="0.998319906997348" calcext:value-type="float">
            <text:p>0.998319907</text:p>
          </table:table-cell>
          <table:table-cell office:value-type="float" office:value="1" calcext:value-type="float">
            <text:p>1</text:p>
          </table:table-cell>
          <table:table-cell office:value-type="float" office:value="0.820785541477681" calcext:value-type="float">
            <text:p>0.8207855415</text:p>
          </table:table-cell>
          <table:table-cell office:value-type="float" office:value="1" calcext:value-type="float">
            <text:p>1</text:p>
          </table:table-cell>
          <table:table-cell office:value-type="float" office:value="0.998629950372432" calcext:value-type="float">
            <text:p>0.9986299504</text:p>
          </table:table-cell>
          <table:table-cell office:value-type="float" office:value="1" calcext:value-type="float">
            <text:p>1</text:p>
          </table:table-cell>
          <table:table-cell office:value-type="float" office:value="0.847887469861428" calcext:value-type="float">
            <text:p>0.84788746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64539992171571" calcext:value-type="float">
            <text:p>0.9645399922</text:p>
          </table:table-cell>
          <table:table-cell office:value-type="float" office:value="0.99780701754386" calcext:value-type="float">
            <text:p>0.9978070175</text:p>
          </table:table-cell>
          <table:table-cell office:value-type="float" office:value="0.532526489105436" calcext:value-type="float">
            <text:p>0.5325264891</text:p>
          </table:table-cell>
          <table:table-cell office:value-type="float" office:value="1" calcext:value-type="float">
            <text:p>1</text:p>
          </table:table-cell>
          <table:table-cell office:value-type="float" office:value="0.992898913951546" calcext:value-type="float">
            <text:p>0.992898914</text:p>
          </table:table-cell>
          <table:table-cell office:value-type="float" office:value="0.99874686716792" calcext:value-type="float">
            <text:p>0.9987468672</text:p>
          </table:table-cell>
          <table:table-cell office:value-type="float" office:value="0.748497944550576" calcext:value-type="float">
            <text:p>0.7484979446</text:p>
          </table:table-cell>
          <table:table-cell office:value-type="float" office:value="1" calcext:value-type="float">
            <text:p>1</text:p>
          </table:table-cell>
          <table:table-cell office:value-type="float" office:value="0.996345029239766" calcext:value-type="float">
            <text:p>0.9963450292</text:p>
          </table:table-cell>
          <table:table-cell office:value-type="float" office:value="1" calcext:value-type="float">
            <text:p>1</text:p>
          </table:table-cell>
          <table:table-cell office:value-type="float" office:value="0.801722108301056" calcext:value-type="float">
            <text:p>0.801722108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S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MI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954593018403644" calcext:value-type="float">
            <text:p>0.9545930184</text:p>
          </table:table-cell>
          <table:table-cell office:value-type="float" office:value="0.996069477404858" calcext:value-type="float">
            <text:p>0.9960694774</text:p>
          </table:table-cell>
          <table:table-cell office:value-type="float" office:value="0.995904178623555" calcext:value-type="float">
            <text:p>0.99590417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833437557605453" calcext:value-type="float">
            <text:p>0.8334375576</text:p>
          </table:table-cell>
          <table:table-cell office:value-type="float" office:value="0.966506003133059" calcext:value-type="float">
            <text:p>0.9665060031</text:p>
          </table:table-cell>
          <table:table-cell office:value-type="float" office:value="0.970289979509767" calcext:value-type="float">
            <text:p>0.97028997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714160542017472" calcext:value-type="float">
            <text:p>0.714160542</text:p>
          </table:table-cell>
          <table:table-cell office:value-type="float" office:value="0.911943279570328" calcext:value-type="float">
            <text:p>0.9119432796</text:p>
          </table:table-cell>
          <table:table-cell office:value-type="float" office:value="0.926949318801253" calcext:value-type="float">
            <text:p>0.92694931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588800987271914" calcext:value-type="float">
            <text:p>0.5888009873</text:p>
          </table:table-cell>
          <table:table-cell office:value-type="float" office:value="0.820785541477681" calcext:value-type="float">
            <text:p>0.8207855415</text:p>
          </table:table-cell>
          <table:table-cell office:value-type="float" office:value="0.847887469861428" calcext:value-type="float">
            <text:p>0.84788746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532526489105436" calcext:value-type="float">
            <text:p>0.5325264891</text:p>
          </table:table-cell>
          <table:table-cell office:value-type="float" office:value="0.748497944550576" calcext:value-type="float">
            <text:p>0.7484979446</text:p>
          </table:table-cell>
          <table:table-cell office:value-type="float" office:value="0.801722108301056" calcext:value-type="float">
            <text:p>0.80172210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833333333333333" calcext:value-type="float">
            <text:p>0.83333333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00-00-00</text:date>, <text:time style:data-style-name="N2" text:time-value="18:07:07.339088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01:17:20.650749680</meta:creation-date>
    <dc:date>2016-03-29T19:13:30.608099568</dc:date>
    <meta:editing-duration>P2DT5H16M14S</meta:editing-duration>
    <meta:editing-cycles>3</meta:editing-cycles>
    <meta:generator>LibreOffice/4.2.8.2$Linux_X86_64 LibreOffice_project/420m0$Build-2</meta:generator>
    <meta:document-statistic meta:table-count="4" meta:cell-count="4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cm" svg:y="3.662cm" style:legend-expansion="high" chart:style-name="ch2"/>
        <chart:plot-area chart:style-name="ch3" table:cell-range-address="'4 core'.D15:'4 core'.G24 '4 core'.E14:'4 core'.G14" chart:data-source-has-labels="row" svg:x="0.32cm" svg:y="0.18cm" svg:width="13.2cm" svg:height="8.64cm">
          <chartooo:coordinate-region svg:x="1.085cm" svg:y="0.393cm" svg:width="12.327cm" svg:height="7.7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 core'.E15:'4 core'.E24" chart:label-cell-address="'4 core'.E14:'4 core'.E14" chart:class="chart:scatter">
            <chart:domain table:cell-range-address="'4 core'.D15:'4 core'.D24"/>
            <chart:data-point chart:repeated="10"/>
          </chart:series>
          <chart:series chart:style-name="ch8" chart:values-cell-range-address="'4 core'.F15:'4 core'.F24" chart:label-cell-address="'4 core'.F14:'4 core'.F14" chart:class="chart:scatter">
            <chart:data-point chart:repeated="10"/>
          </chart:series>
          <chart:series chart:style-name="ch9" chart:values-cell-range-address="'4 core'.G15:'4 core'.G24" chart:label-cell-address="'4 core'.G14:'4 core'.G14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S</text:p>
                <draw:g>
                  <svg:desc>'4 core'.E14:'4 core'.E14</svg:desc>
                </draw:g>
              </table:table-cell>
              <table:table-cell office:value-type="string">
                <text:p>ODR</text:p>
                <draw:g>
                  <svg:desc>'4 core'.F14:'4 core'.F14</svg:desc>
                </draw:g>
              </table:table-cell>
              <table:table-cell office:value-type="string">
                <text:p>MIX</text:p>
                <draw:g>
                  <svg:desc>'4 core'.G14:'4 core'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4 core'.D15:'4 core'.D24</svg:desc>
                </draw:g>
              </table:table-cell>
              <table:table-cell office:value-type="float" office:value="0.94957467375246">
                <text:p>0.94957467375246</text:p>
                <draw:g>
                  <svg:desc>'4 core'.E15:'4 core'.E24</svg:desc>
                </draw:g>
              </table:table-cell>
              <table:table-cell office:value-type="float" office:value="0.995483932063808">
                <text:p>0.995483932063808</text:p>
                <draw:g>
                  <svg:desc>'4 core'.F15:'4 core'.F24</svg:desc>
                </draw:g>
              </table:table-cell>
              <table:table-cell office:value-type="float" office:value="0.99653434353744">
                <text:p>0.99653434353744</text:p>
                <draw:g>
                  <svg:desc>'4 core'.G15:'4 core'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904142032075687">
                <text:p>0.904142032075687</text:p>
              </table:table-cell>
              <table:table-cell office:value-type="float" office:value="0.990351310354048">
                <text:p>0.990351310354048</text:p>
              </table:table-cell>
              <table:table-cell office:value-type="float" office:value="0.992061206650874">
                <text:p>0.992061206650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843123691233402">
                <text:p>0.843123691233402</text:p>
              </table:table-cell>
              <table:table-cell office:value-type="float" office:value="0.972479602281867">
                <text:p>0.972479602281867</text:p>
              </table:table-cell>
              <table:table-cell office:value-type="float" office:value="0.978291977182494">
                <text:p>0.978291977182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78788192759389">
                <text:p>0.78788192759389</text:p>
              </table:table-cell>
              <table:table-cell office:value-type="float" office:value="0.956368062177225">
                <text:p>0.956368062177225</text:p>
              </table:table-cell>
              <table:table-cell office:value-type="float" office:value="0.963510903387602">
                <text:p>0.963510903387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719435561967618">
                <text:p>0.719435561967618</text:p>
              </table:table-cell>
              <table:table-cell office:value-type="float" office:value="0.92416002167878">
                <text:p>0.92416002167878</text:p>
              </table:table-cell>
              <table:table-cell office:value-type="float" office:value="0.935103593718441">
                <text:p>0.935103593718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41584297673531">
                <text:p>0.641584297673531</text:p>
              </table:table-cell>
              <table:table-cell office:value-type="float" office:value="0.874964121183525">
                <text:p>0.874964121183525</text:p>
              </table:table-cell>
              <table:table-cell office:value-type="float" office:value="0.891316471461886">
                <text:p>0.891316471461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594863918356629">
                <text:p>0.594863918356629</text:p>
              </table:table-cell>
              <table:table-cell office:value-type="float" office:value="0.844753050972263">
                <text:p>0.844753050972263</text:p>
              </table:table-cell>
              <table:table-cell office:value-type="float" office:value="0.86187630810019">
                <text:p>0.86187630810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559217742814265">
                <text:p>0.559217742814265</text:p>
              </table:table-cell>
              <table:table-cell office:value-type="float" office:value="0.831281936891505">
                <text:p>0.831281936891505</text:p>
              </table:table-cell>
              <table:table-cell office:value-type="float" office:value="0.847974983450565">
                <text:p>0.847974983450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524379150663188">
                <text:p>0.524379150663188</text:p>
              </table:table-cell>
              <table:table-cell office:value-type="float" office:value="0.816893542404332">
                <text:p>0.816893542404332</text:p>
              </table:table-cell>
              <table:table-cell office:value-type="float" office:value="0.828430884716013">
                <text:p>0.828430884716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0.480042294391093">
                <text:p>0.480042294391093</text:p>
              </table:table-cell>
              <table:table-cell office:value-type="float" office:value="0.786203469683466">
                <text:p>0.786203469683466</text:p>
              </table:table-cell>
              <table:table-cell office:value-type="float" office:value="0.798778344675476">
                <text:p>0.798778344675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12cm" svg:y="3.662cm" style:legend-expansion="high" chart:style-name="ch2"/>
        <chart:plot-area chart:style-name="ch3" table:cell-range-address="'8 core'.C14:'8 core'.F21 '8 core'.D13:'8 core'.F13" chart:data-source-has-labels="row" svg:x="0.32cm" svg:y="0.18cm" svg:width="13.472cm" svg:height="8.64cm">
          <chartooo:coordinate-region svg:x="1.085cm" svg:y="0.394cm" svg:width="12.449cm" svg:height="7.7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 core'.D14:'8 core'.D21" chart:label-cell-address="'8 core'.D13:'8 core'.D13" chart:class="chart:scatter">
            <chart:domain table:cell-range-address="'8 core'.C14:'8 core'.C21"/>
            <chart:data-point chart:repeated="8"/>
          </chart:series>
          <chart:series chart:style-name="ch7" chart:values-cell-range-address="'8 core'.E14:'8 core'.E21" chart:label-cell-address="'8 core'.E13:'8 core'.E13" chart:class="chart:scatter">
            <chart:data-point chart:repeated="8"/>
          </chart:series>
          <chart:series chart:style-name="ch8" chart:values-cell-range-address="'8 core'.F14:'8 core'.F21" chart:label-cell-address="'8 core'.F13:'8 core'.F13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s</text:p>
                <draw:g>
                  <svg:desc>'8 core'.D13:'8 core'.D13</svg:desc>
                </draw:g>
              </table:table-cell>
              <table:table-cell office:value-type="string">
                <text:p>odr</text:p>
                <draw:g>
                  <svg:desc>'8 core'.E13:'8 core'.E13</svg:desc>
                </draw:g>
              </table:table-cell>
              <table:table-cell office:value-type="string">
                <text:p>fp</text:p>
                <draw:g>
                  <svg:desc>'8 core'.F13:'8 core'.F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8 core'.C14:'8 core'.C21</svg:desc>
                </draw:g>
              </table:table-cell>
              <table:table-cell office:value-type="float" office:value="0.966347549886625">
                <text:p>0.966347549886625</text:p>
                <draw:g>
                  <svg:desc>'8 core'.D14:'8 core'.D21</svg:desc>
                </draw:g>
              </table:table-cell>
              <table:table-cell office:value-type="float" office:value="0.993582021779451">
                <text:p>0.993582021779451</text:p>
                <draw:g>
                  <svg:desc>'8 core'.E14:'8 core'.E21</svg:desc>
                </draw:g>
              </table:table-cell>
              <table:table-cell office:value-type="float" office:value="0.9987655418838">
                <text:p>0.9987655418838</text:p>
                <draw:g>
                  <svg:desc>'8 core'.F14:'8 core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888274555353251">
                <text:p>0.888274555353251</text:p>
              </table:table-cell>
              <table:table-cell office:value-type="float" office:value="0.976625777976956">
                <text:p>0.976625777976956</text:p>
              </table:table-cell>
              <table:table-cell office:value-type="float" office:value="0.991762343104292">
                <text:p>0.991762343104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793896227176952">
                <text:p>0.793896227176952</text:p>
              </table:table-cell>
              <table:table-cell office:value-type="float" office:value="0.949304427909127">
                <text:p>0.949304427909127</text:p>
              </table:table-cell>
              <table:table-cell office:value-type="float" office:value="0.970612135667176">
                <text:p>0.970612135667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698861445527259">
                <text:p>0.698861445527259</text:p>
              </table:table-cell>
              <table:table-cell office:value-type="float" office:value="0.898192136350526">
                <text:p>0.898192136350526</text:p>
              </table:table-cell>
              <table:table-cell office:value-type="float" office:value="0.935337278000222">
                <text:p>0.935337278000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643822949397212">
                <text:p>0.643822949397212</text:p>
              </table:table-cell>
              <table:table-cell office:value-type="float" office:value="0.86855384515205">
                <text:p>0.86855384515205</text:p>
              </table:table-cell>
              <table:table-cell office:value-type="float" office:value="0.913498371623787">
                <text:p>0.913498371623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581924318643092">
                <text:p>0.581924318643092</text:p>
              </table:table-cell>
              <table:table-cell office:value-type="float" office:value="0.851439838707638">
                <text:p>0.851439838707638</text:p>
              </table:table-cell>
              <table:table-cell office:value-type="float" office:value="0.887446787756595">
                <text:p>0.887446787756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580764411027569">
                <text:p>0.580764411027569</text:p>
              </table:table-cell>
              <table:table-cell office:value-type="float" office:value="0.79088693957115">
                <text:p>0.79088693957115</text:p>
              </table:table-cell>
              <table:table-cell office:value-type="float" office:value="0.860018100807574">
                <text:p>0.860018100807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466474886669395">
                <text:p>0.466474886669395</text:p>
              </table:table-cell>
              <table:table-cell office:value-type="float" office:value="0.752850803372829">
                <text:p>0.752850803372829</text:p>
              </table:table-cell>
              <table:table-cell office:value-type="float" office:value="0.811885744880596">
                <text:p>0.811885744880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cm" svg:y="3.662cm" style:legend-expansion="high" chart:style-name="ch2"/>
        <chart:plot-area chart:style-name="ch3" table:cell-range-address="hitask.D10:hitask.G13 hitask.E9:hitask.G9" chart:data-source-has-labels="row" svg:x="1.354cm" svg:y="0.18cm" svg:width="12.166cm" svg:height="7.636cm">
          <chartooo:coordinate-region svg:x="2.119cm" svg:y="0.393cm" svg:width="11.036cm" svg:height="6.749cm"/>
          <chart:axis chart:dimension="x" chart:name="primary-x" chart:style-name="ch4">
            <chart:title svg:x="6.594cm" svg:y="7.997cm" chart:style-name="ch5">
              <text:p>Percent HI</text:p>
            </chart:title>
          </chart:axis>
          <chart:axis chart:dimension="y" chart:name="primary-y" chart:style-name="ch6">
            <chart:title svg:x="0.451cm" svg:y="4.388cm" chart:style-name="ch7">
              <text:p>QoS</text:p>
            </chart:title>
            <chart:grid chart:style-name="ch8" chart:class="major"/>
          </chart:axis>
          <chart:series chart:style-name="ch9" chart:values-cell-range-address="hitask.E10:hitask.E13" chart:label-cell-address="hitask.E9:hitask.E9" chart:class="chart:scatter">
            <chart:domain table:cell-range-address="hitask.D10:hitask.D13"/>
            <chart:data-point chart:repeated="4"/>
          </chart:series>
          <chart:series chart:style-name="ch10" chart:values-cell-range-address="hitask.F10:hitask.F13" chart:label-cell-address="hitask.F9:hitask.F9" chart:class="chart:scatter">
            <chart:data-point chart:repeated="4"/>
          </chart:series>
          <chart:series chart:style-name="ch11" chart:values-cell-range-address="hitask.G10:hitask.G13" chart:label-cell-address="hitask.G9:hitask.G9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S</text:p>
                <draw:g>
                  <svg:desc>hitask.E9:hitask.E9</svg:desc>
                </draw:g>
              </table:table-cell>
              <table:table-cell office:value-type="string">
                <text:p>ODR</text:p>
                <draw:g>
                  <svg:desc>hitask.F9:hitask.F9</svg:desc>
                </draw:g>
              </table:table-cell>
              <table:table-cell office:value-type="string">
                <text:p>MIX</text:p>
                <draw:g>
                  <svg:desc>hitask.G9:hitask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hitask.D10:hitask.D13</svg:desc>
                </draw:g>
              </table:table-cell>
              <table:table-cell office:value-type="float" office:value="0.954593018403644">
                <text:p>0.954593018403644</text:p>
                <draw:g>
                  <svg:desc>hitask.E10:hitask.E13</svg:desc>
                </draw:g>
              </table:table-cell>
              <table:table-cell office:value-type="float" office:value="0.996069477404858">
                <text:p>0.996069477404858</text:p>
                <draw:g>
                  <svg:desc>hitask.F10:hitask.F13</svg:desc>
                </draw:g>
              </table:table-cell>
              <table:table-cell office:value-type="float" office:value="0.995904178623555">
                <text:p>0.995904178623555</text:p>
                <draw:g>
                  <svg:desc>hitask.G10:hitask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833437557605453">
                <text:p>0.833437557605453</text:p>
              </table:table-cell>
              <table:table-cell office:value-type="float" office:value="0.966506003133059">
                <text:p>0.966506003133059</text:p>
              </table:table-cell>
              <table:table-cell office:value-type="float" office:value="0.970289979509767">
                <text:p>0.97028997950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714160542017472">
                <text:p>0.714160542017472</text:p>
              </table:table-cell>
              <table:table-cell office:value-type="float" office:value="0.911943279570328">
                <text:p>0.911943279570328</text:p>
              </table:table-cell>
              <table:table-cell office:value-type="float" office:value="0.926949318801253">
                <text:p>0.926949318801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588800987271914">
                <text:p>0.588800987271914</text:p>
              </table:table-cell>
              <table:table-cell office:value-type="float" office:value="0.820785541477681">
                <text:p>0.820785541477681</text:p>
              </table:table-cell>
              <table:table-cell office:value-type="float" office:value="0.847887469861428">
                <text:p>0.8478874698614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